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Heading1">
      <style:text-properties officeooo:rsid="0054da7c" officeooo:paragraph-rsid="0054da7c"/>
    </style:style>
    <style:style style:name="P6" style:family="paragraph" style:parent-style-name="Text_20_body">
      <style:text-properties officeooo:rsid="0054da7c" officeooo:paragraph-rsid="0054da7c"/>
    </style:style>
    <style:style style:name="P7" style:family="paragraph" style:parent-style-name="Text_20_body">
      <style:text-properties officeooo:rsid="00565a7f" officeooo:paragraph-rsid="00565a7f"/>
    </style:style>
    <style:style style:name="P8" style:family="paragraph" style:parent-style-name="DocEquation">
      <style:text-properties officeooo:paragraph-rsid="00580a59"/>
    </style:style>
    <style:style style:name="P9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0" style:family="paragraph" style:parent-style-name="DocHeading2">
      <style:text-properties officeooo:paragraph-rsid="0054da7c"/>
    </style:style>
    <style:style style:name="P11" style:family="paragraph" style:parent-style-name="DocHeading2">
      <style:text-properties officeooo:rsid="0054da7c" officeooo:paragraph-rsid="0054da7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4da7c"/>
    </style:style>
    <style:style style:name="T4" style:family="text">
      <style:text-properties officeooo:rsid="00565a7f"/>
    </style:style>
    <style:style style:name="T5" style:family="text">
      <style:text-properties officeooo:rsid="001268ad"/>
    </style:style>
    <style:style style:name="T6" style:family="text">
      <style:text-properties style:text-position="sub 58%" officeooo:rsid="001268ad"/>
    </style:style>
    <style:style style:name="T7" style:family="text">
      <style:text-properties style:text-position="sub 58%" style:font-name="Garamond" officeooo:rsid="001268ad"/>
    </style:style>
    <style:style style:name="T8" style:family="text">
      <style:text-properties style:text-position="0% 100%" officeooo:rsid="001268ad"/>
    </style:style>
    <style:style style:name="T9" style:family="text">
      <style:text-properties style:text-position="0% 100%" style:font-name="DejaVu Sans" officeooo:rsid="001268ad"/>
    </style:style>
    <style:style style:name="T10" style:family="text">
      <style:text-properties style:text-position="0% 100%" style:font-name="Garamond" officeooo:rsid="001268ad"/>
    </style:style>
    <style:style style:name="T11" style:family="text">
      <style:text-properties officeooo:rsid="00580a5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9"><text:title>Outputs</text:title></text:p>
      <text:h text:style-name="P5" text:outline-level="1">Calculation of Response Amplitude Operator</text:h>
      <text:p text:style-name="P6">All outputs include the absolute magnitude of response. <text:s/>And the response amplitude operator (RAO) for that output. <text:s/>RAO's are their own list, given separately after the absolute response.</text:p>
      <text:h text:style-name="P5" text:outline-level="1">Basic Feedback Outputs</text:h>
      <text:h text:style-name="P11" text:outline-level="2">Wave_directions</text:h>
      <text:p text:style-name="P7">\subpage wave_directions</text:p>
      <text:h text:style-name="P11" text:outline-level="2">Wave Frequencies</text:h>
      <text:p text:style-name="P7">\subpage wave_frequencies</text:p>
      <text:h text:style-name="P11" text:outline-level="2">Output Wave Spectra</text:h>
      <text:p text:style-name="P7">\subpage output_wave_spectra</text:p>
      <text:h text:style-name="P5" text:outline-level="1">Global Solution Outputs</text:h>
      <text:h text:style-name="P11" text:outline-level="2">Global Derivative</text:h>
      <text:p text:style-name="P7">\subpage global_derivative</text:p>
      <text:h text:style-name="P11" text:outline-level="2">Global Motion</text:h>
      <text:p text:style-name="P7">\subpage global_motion</text:p>
      <text:h text:style-name="P11" text:outline-level="2">Global Velocity</text:h>
      <text:p text:style-name="P7">\subpage global_velocity</text:p>
      <text:h text:style-name="P11" text:outline-level="2">Global Acceleration</text:h>
      <text:p text:style-name="P7">\subpage global_acceleration</text:p>
      <text:h text:style-name="P5" text:outline-level="1"><text:soft-page-break/>Local Solution Outputs</text:h>
      <text:h text:style-name="P11" text:outline-level="2">Local Derivative </text:h>
      <text:p text:style-name="P7">\subpage local_derivative</text:p>
      <text:h text:style-name="P11" text:outline-level="2">Local Motion</text:h>
      <text:p text:style-name="P7">\subpage local_motion</text:p>
      <text:h text:style-name="P11" text:outline-level="2">Local Velocity</text:h>
      <text:p text:style-name="P7">\subpage local_velocity</text:p>
      <text:h text:style-name="P11" text:outline-level="2">Local Acceleration</text:h>
      <text:p text:style-name="P7">\subpage local_acceleration</text:p>
      <text:h text:style-name="P5" text:outline-level="1">Force Outputs</text:h>
      <text:p text:style-name="P6">Here force is a generic term that means both translation forces and rotation moments.</text:p>
      <text:h text:style-name="P11" text:outline-level="2">Global Force</text:h>
      <text:p text:style-name="P7">\subpage global_force</text:p>
      <text:h text:style-name="P11" text:outline-level="2">Local Force</text:h>
      <text:p text:style-name="P7">\subpage local_force</text:p>
      <text:h text:style-name="P5" text:outline-level="1">Power Outputs</text:h>
      <text:p text:style-name="P6">Outputs about power are often used for research into items such as wave energy extraction devices. <text:s/>They may also be useful for preliminary assessments of body structures.</text:p>
      <text:h text:style-name="P11" text:outline-level="2">Power</text:h>
      <text:p text:style-name="P7">\subpage power</text:p>
      <text:p text:style-name="DocText"><text:span text:style-name="T5"><draw:frame draw:style-name="fr1" draw:name="Object1" text:anchor-type="as-char" svg:width="3.2043in" svg:height="0.542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tab/></text:span></text:p>
      <text:p text:style-name="P8"><text:span text:style-name="T5">Equation </text:span><text:span text:style-name="T5"><text:sequence text:ref-name="refEquation0" text:name="Equation" text:formula="ooow:Equation+1" style:num-format="1">6.1</text:sequence></text:span></text:p>
      <text:p text:style-name="DocVariableDef"><text:span text:style-name="T11">Variables:</text:span></text:p>
      <text:p text:style-name="DocVariableDef"><text:span text:style-name="T5">P</text:span><text:span text:style-name="T6">avg</text:span><text:span text:style-name="T8">(</text:span><text:span text:style-name="T9">ω</text:span><text:span text:style-name="T10">) = <text:tab/>Power produced, average over a single wave cycle.</text:span></text:p>
      <text:p text:style-name="DocVariableDef">i = <text:tab/>Imaginary number</text:p>
      <text:p text:style-name="DocVariableDef">j = <text:tab/>Summation index for motion variables that forces depend on.</text:p>
      <text:p text:style-name="DocVariableDef">v = <text:tab/>Summation index for derivatives included in each force.</text:p>
      <text:p text:style-name="DocVariableDef">n = <text:tab/>Total number of variables</text:p>
      <text:p text:style-name="DocVariableDef"><text:soft-page-break/>p = <text:tab/>Highest order of derivative for forces</text:p>
      <text:p text:style-name="DocVariableDef"><text:span text:style-name="T10">X</text:span><text:span text:style-name="T7">j</text:span><text:span text:style-name="T10"> = <text:tab/>Complex number for solution of variable motions.</text:span></text:p>
      <text:p text:style-name="DocVariableDef"><text:span text:style-name="T10">k</text:span><text:span text:style-name="T7">jv</text:span><text:span text:style-name="T10"> = <text:tab/>Force coefficient associated with each force number and derivative.</text:span></text:p>
      <text:p text:style-name="DocVariableDef">ω = <text:tab/>Wave frequency (rad/s)</text:p>
      <text:p text:style-name="DocVariableDef"/>
      <text:h text:style-name="P5" text:outline-level="1">Efficiency Outputs</text:h>
      <text:p text:style-name="P6">These are some customized outputs used by ofreq for efficiency assessments of wave energy extraction devices.</text:p>
      <text:h text:style-name="P11" text:outline-level="2">Absolute Efficiency</text:h>
      <text:p text:style-name="P7">\subpage efficiency_absolute</text:p>
      <text:h text:style-name="P11" text:outline-level="2">Relative Efficiency</text:h>
      <text:p text:style-name="P7">\subpage efficiency_relative</text:p>
      <text:h text:style-name="P5" text:outline-level="1">Human Tolerance Outputs</text:h>
      <text:p text:style-name="P6">Sometimes, human tolerances are the limiting criteria for seakeeping performance. <text:s/>oFreq includes outputs for classic algorithms on human tolerance, based on the ship motions.</text:p>
      <text:h text:style-name="P10" text:outline-level="2"><text:span text:style-name="T4">Local </text:span><text:span text:style-name="T3">Motion Sickness Index</text:span></text:h>
      <text:p text:style-name="P7">\subpage local_msi</text:p>
      <text:h text:style-name="P11" text:outline-level="2">Local Subjective Motion Assessment</text:h>
      <text:p text:style-name="P7">\subpage local_sma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_outputs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5T20:45:44</meta:creation-date>
    <meta:editing-cycles>4</meta:editing-cycles>
    <meta:editing-duration>PT3M15S</meta:editing-duration>
    <dc:description>Derivations for calculation of all outputs.</dc:description>
    <dc:subject>T04-0050</dc:subject>
    <dc:title>Outputs</dc:title>
    <dc:date>2014-04-15T20:56:19</dc:date>
    <meta:document-statistic meta:table-count="0" meta:image-count="0" meta:object-count="1" meta:page-count="3" meta:paragraph-count="66" meta:word-count="321" meta:character-count="2259" meta:non-whitespace-character-count="20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P</mi>
        <mi mathvariant="italic">avg</mi>
      </msub>
      <mrow>
        <mrow>
          <mo stretchy="false">(</mo>
          <mrow>
            <mo stretchy="false">ω</mo>
          </mrow>
          <mo stretchy="false">)</mo>
        </mrow>
        <mo stretchy="false">=</mo>
        <mo stretchy="false">ℜ</mo>
      </mrow>
      <mfenced open="{" close="}">
        <mrow>
          <mfenced open="(" close=")">
            <mrow>
              <mrow>
                <mfrac>
                  <mn>1</mn>
                  <mn>2</mn>
                </mfrac>
                <mo stretchy="false">+</mo>
                <mfrac>
                  <mi>i</mi>
                  <mn>2</mn>
                </mfrac>
              </mrow>
            </mrow>
          </mfenced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over accent="true">
              <msubsup>
                <mi>X</mi>
                <mi>j</mi>
                <mn>2</mn>
              </msubsup>
              <mo stretchy="false">̄</mo>
            </mover>
          </mrow>
          <mfenced open="[" close="]">
            <mrow>
              <mrow>
                <munderover>
                  <mo stretchy="false">∑</mo>
                  <mrow>
                    <mi>v</mi>
                    <mo stretchy="false">=</mo>
                    <mn>0</mn>
                  </mrow>
                  <mi>p</mi>
                </munderover>
                <msub>
                  <mi>k</mi>
                  <mi mathvariant="italic">jv</mi>
                </msub>
              </mrow>
              <msup>
                <mrow>
                  <mo stretchy="false">(</mo>
                  <mrow>
                    <mi>i</mi>
                  </mrow>
                  <mo stretchy="false">)</mo>
                </mrow>
                <mrow>
                  <mrow>
                    <mi>v</mi>
                    <mo stretchy="false">+</mo>
                    <mn>1</mn>
                  </mrow>
                </mrow>
              </msup>
              <msup>
                <mrow>
                  <mo stretchy="false">(</mo>
                  <mrow>
                    <mo stretchy="false">ω</mo>
                  </mrow>
                  <mo stretchy="false">)</mo>
                </mrow>
                <mrow>
                  <mrow>
                    <mi>v</mi>
                    <mo stretchy="false">+</mo>
                    <mn>1</mn>
                  </mrow>
                </mrow>
              </msup>
            </mrow>
          </mfenced>
        </mrow>
      </mfenced>
    </mrow>
    <annotation encoding="StarMath 5.0">P_avg(%omega) = Re left lbrace left ( 1 over 2 + i over 2 right ) sum from j = 1 to n bar X _j^2 left [ sum from v = 0 to p k_jv (i)^{v+1} (%omega)^{v+1} right ]   right rbrace </annotation>
  </semantics>
</math>
</file>